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ff" draw:opacity="31%" draw:textarea-horizontal-align="justify" draw:textarea-vertical-align="middle" draw:auto-grow-height="false" fo:min-height="8.45cm" fo:min-width="18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6666ff" draw:marker-start-width="0.321cm" draw:marker-end-width="0.321cm" draw:fill-color="#dddddd" draw:textarea-horizontal-align="justify" draw:textarea-vertical-align="middle" draw:auto-grow-height="false" fo:min-height="1.052cm" fo:min-width="3.402cm" fo:padding-top="0.165cm" fo:padding-bottom="0.165cm" fo:padding-left="0.29cm" fo:padding-right="0.29cm"/>
    </style:style>
    <style:style style:name="gr4" style:family="graphic" style:parent-style-name="standard">
      <style:graphic-properties svg:stroke-color="#333333" draw:fill-color="#ffffff" draw:textarea-horizontal-align="justify" draw:textarea-vertical-align="middle" draw:auto-grow-height="false" fo:min-height="1.466cm" fo:min-width="3.316cm"/>
    </style:style>
    <style:style style:name="gr5" style:family="graphic" style:parent-style-name="standard">
      <style:graphic-properties svg:stroke-color="#333333" draw:fill-color="#ffffff" draw:textarea-horizontal-align="justify" draw:textarea-vertical-align="middle" draw:auto-grow-height="false" fo:min-height="1.104cm" fo:min-width="3.454cm"/>
    </style:style>
    <style:style style:name="gr6" style:family="graphic" style:parent-style-name="standard">
      <style:graphic-properties draw:stroke="dash" draw:stroke-dash="Fine_20_Dashed" svg:stroke-color="#333333" draw:fill-color="#ffffff" draw:textarea-horizontal-align="justify" draw:textarea-vertical-align="middle" draw:auto-grow-height="false" fo:min-height="1.35cm" fo:min-width="3.8cm"/>
    </style:style>
    <style:style style:name="gr7" style:family="graphic" style:parent-style-name="standard">
      <style:graphic-properties draw:stroke="dash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104cm" fo:min-width="3.454cm" fo:padding-top="0.134cm" fo:padding-bottom="0.134cm" fo:padding-left="0.259cm" fo:padding-right="0.259cm"/>
    </style:style>
    <style:style style:name="gr10" style:family="graphic" style:parent-style-name="standard">
      <style:graphic-properties draw:stroke="dash" draw:stroke-dash="Fine_20_Dashed" svg:stroke-color="#333333" draw:fill-color="#cccccc" draw:textarea-horizontal-align="justify" draw:textarea-vertical-align="middle" draw:auto-grow-height="false" fo:min-height="1.35cm" fo:min-width="3.8cm"/>
    </style:style>
    <style:style style:name="gr11" style:family="graphic" style:parent-style-name="standard">
      <style:graphic-properties svg:stroke-width="0.081cm" svg:stroke-color="#6666ff" draw:marker-start-width="0.321cm" draw:marker-end-width="0.321cm" draw:fill-color="#dddddd" draw:textarea-horizontal-align="justify" draw:textarea-vertical-align="middle" draw:auto-grow-height="false" fo:min-height="1.024cm" fo:min-width="3.374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Fine_20_Dashed" svg:stroke-width="0.081cm" svg:stroke-color="#3333ff" draw:marker-start-width="0.321cm" draw:marker-end-width="0.321cm" draw:fill-color="#cccccc" draw:textarea-horizontal-align="justify" draw:textarea-vertical-align="middle" draw:auto-grow-height="false" fo:min-height="1.35cm" fo:min-width="3.8cm" fo:padding-top="0.165cm" fo:padding-bottom="0.165cm" fo:padding-left="0.29cm" fo:padding-right="0.2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086cm" fo:min-width="3.436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232cm" fo:min-width="3.582cm" fo:padding-top="0.134cm" fo:padding-bottom="0.134cm" fo:padding-left="0.259cm" fo:padding-right="0.259cm"/>
    </style:style>
    <style:style style:name="gr15" style:family="graphic" style:parent-style-name="standard">
      <style:graphic-properties svg:stroke-width="0.081cm" svg:stroke-color="#6666ff" draw:marker-start-width="0.321cm" draw:marker-end-width="0.321cm" draw:fill-color="#dddddd" draw:textarea-horizontal-align="justify" draw:textarea-vertical-align="middle" draw:auto-grow-height="false" fo:min-height="1.07cm" fo:min-width="3.4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3333ff" draw:marker-start-width="0.321cm" draw:marker-end-width="0.321cm" draw:fill-color="#dddddd" draw:textarea-horizontal-align="justify" draw:textarea-vertical-align="middle" draw:auto-grow-height="false" fo:min-height="1.086cm" fo:min-width="3.436cm" fo:padding-top="0.165cm" fo:padding-bottom="0.165cm" fo:padding-left="0.29cm" fo:padding-right="0.2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06cm" fo:min-width="2.256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ffffff" draw:marker-start-width="0.242cm" draw:marker-end-width="0.242cm" draw:fill-color="#dddddd" draw:textarea-horizontal-align="justify" draw:textarea-vertical-align="middle" draw:auto-grow-height="false" fo:min-height="0.806cm" fo:min-width="2.256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3333ff" draw:marker-start-width="0.242cm" draw:marker-end-width="0.242cm" draw:fill-color="#cccccc" draw:textarea-horizontal-align="justify" draw:textarea-vertical-align="middle" draw:auto-grow-height="false" fo:min-height="0.806cm" fo:min-width="2.256cm" fo:padding-top="0.139cm" fo:padding-bottom="0.139cm" fo:padding-left="0.264cm" fo:padding-right="0.264cm"/>
    </style:style>
    <style:style style:name="gr22" style:family="graphic" style:parent-style-name="standard">
      <style:graphic-properties draw:stroke="dash" draw:stroke-dash="Fine_20_Dashed" svg:stroke-color="#333333" draw:fill-color="#ffffff" draw:textarea-horizontal-align="justify" draw:textarea-vertical-align="middle" draw:auto-grow-height="false" fo:min-height="1.05cm" fo:min-width="2.4cm"/>
    </style:style>
    <style:style style:name="gr23" style:family="graphic" style:parent-style-name="standard">
      <style:graphic-properties svg:stroke-width="0.081cm" svg:stroke-color="#6666ff" draw:marker-start-width="0.321cm" draw:marker-end-width="0.321cm" draw:fill-color="#dddddd" draw:textarea-horizontal-align="justify" draw:textarea-vertical-align="middle" draw:auto-grow-height="false" fo:min-height="0.798cm" fo:min-width="2.187cm" fo:padding-top="0.165cm" fo:padding-bottom="0.165cm" fo:padding-left="0.29cm" fo:padding-right="0.29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cm" fo:min-width="2.249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fo:min-height="1.111cm"/>
    </style:style>
    <style:style style:name="gr26" style:family="graphic" style:parent-style-name="standard">
      <style:graphic-properties draw:stroke="none" svg:stroke-color="#000000" draw:fill="none" draw:fill-color="#ffffff" fo:min-height="0.811cm"/>
    </style:style>
    <style:style style:name="P1" style:family="paragraph">
      <loext:graphic-properties draw:fill-color="#9999ff" draw:opacity="31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-color="#cccccc"/>
      <style:paragraph-properties fo:text-align="center"/>
      <style:text-properties fo:font-size="16pt" style:font-size-asian="18pt" style:font-size-complex="18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cccccc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cm" svg:height="8.7cm" svg:x="21.8cm" svg:y="19.9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0.051cm" svg:y1="7.238cm" svg:x2="16.051cm" svg:y2="13.138cm" draw:start-shape="id1" draw:start-glue-point="2" draw:end-shape="id2" draw:end-glue-point="0" svg:d="M10051 7238c0 4396 6000 1447 6000 5900" svg:viewBox="0 0 6001 5901">
          <text:p/>
        </draw:connector>
        <draw:custom-shape draw:style-name="gr3" draw:text-style-name="P3" xml:id="id21" draw:id="id21" draw:layer="layout" svg:width="4.1cm" svg:height="1.5cm" svg:x="22.801cm" svg:y="12.83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1cm" svg:height="1.5cm" svg:x="14.001cm" svg:y="13.138cm">
          <text:p text:style-name="P4">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4cm" svg:height="1.9cm" svg:x="1.701cm" svg:y="4.238cm">
          <text:p text:style-name="P4">Landing</text:p>
          <text:p text:style-name="P4">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1cm" svg:height="1.5cm" svg:x="8.001cm" svg:y="3.238cm">
          <text:p text:style-name="P4">Log 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4.1cm" svg:height="1.5cm" svg:x="8.001cm" svg:y="5.738cm">
          <text:p text:style-name="P4">Regist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4.3cm" svg:height="1.6cm" svg:x="2.301cm" svg:y="7.238cm">
          <text:p text:style-name="P4">About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4.3cm" svg:height="1.6cm" svg:x="2.301cm" svg:y="9.238cm">
          <text:p text:style-name="P4">Achievements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.701cm" svg:y1="5.188cm" svg:x2="2.301cm" svg:y2="8.038cm" draw:start-shape="id3" draw:start-glue-point="3" draw:end-shape="id4" draw:end-glue-point="3" svg:d="M1701 5188h-501v2850h1101" svg:viewBox="0 0 1102 2851">
          <text:p/>
        </draw:connector>
        <draw:connector draw:style-name="gr8" draw:text-style-name="P4" draw:layer="layout" svg:x1="1.701cm" svg:y1="5.188cm" svg:x2="2.301cm" svg:y2="10.038cm" draw:start-shape="id3" draw:start-glue-point="3" draw:end-shape="id5" draw:end-glue-point="3" svg:d="M1701 5188h-501v4850h1101" svg:viewBox="0 0 1102 4851">
          <text:p/>
        </draw:connector>
        <draw:custom-shape draw:style-name="gr9" draw:text-style-name="P3" xml:id="id7" draw:id="id7" draw:layer="layout" svg:width="4.1cm" svg:height="1.5cm" svg:x="13.701cm" svg:y="13.438cm">
          <text:p text:style-name="P4">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5.701cm" svg:y1="5.188cm" svg:x2="8.001cm" svg:y2="3.988cm" draw:start-shape="id3" draw:start-glue-point="1" draw:end-shape="id6" svg:d="M5701 5188c1726 0 577-1200 2300-1200" svg:viewBox="0 0 2301 1201">
          <text:p/>
        </draw:connector>
        <draw:connector draw:style-name="gr2" draw:text-style-name="P2" draw:layer="layout" draw:type="curve" svg:x1="5.701cm" svg:y1="5.188cm" svg:x2="8.001cm" svg:y2="6.488cm" draw:start-shape="id3" draw:end-shape="id1" draw:end-glue-point="3" svg:d="M5701 5188c1726 0 577 1300 2300 1300" svg:viewBox="0 0 2301 1301">
          <text:p/>
        </draw:connector>
        <draw:custom-shape draw:style-name="gr10" draw:text-style-name="P7" xml:id="id8" draw:id="id8" draw:layer="layout" svg:width="4.3cm" svg:height="1.6cm" svg:x="16.301cm" svg:y="16.588cm">
          <text:p text:style-name="P6"><text:span text:style-name="T1">Contact Detail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1" draw:id="id11" draw:layer="layout" svg:width="4.3cm" svg:height="1.6cm" svg:x="16.301cm" svg:y="18.588cm">
          <text:p text:style-name="P4">Rating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51cm" svg:y1="14.938cm" svg:x2="16.301cm" svg:y2="17.388cm" draw:start-shape="id7" draw:start-glue-point="2" draw:end-shape="id8" draw:end-glue-point="3" svg:d="M15751 14938v2450h550" svg:viewBox="0 0 551 2451">
          <text:p/>
        </draw:connector>
        <draw:connector draw:style-name="gr8" draw:text-style-name="P4" draw:layer="layout" svg:x1="15.751cm" svg:y1="14.938cm" svg:x2="16.401cm" svg:y2="21.238cm" draw:start-shape="id7" draw:start-glue-point="2" draw:end-shape="id9" draw:end-glue-point="3" svg:d="M15751 14938v6300h650" svg:viewBox="0 0 651 6301">
          <text:p/>
        </draw:connector>
        <draw:custom-shape draw:style-name="gr11" draw:text-style-name="P3" xml:id="id12" draw:id="id12" draw:layer="layout" svg:width="4.1cm" svg:height="1.5cm" svg:x="6.8cm" svg:y="13.4cm">
          <text:p text:style-name="P4">Edit Contact </text:p>
          <text:p text:style-name="P4">Detail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9" draw:id="id9" draw:layer="layout" svg:width="4.3cm" svg:height="1.6cm" svg:x="16.401cm" svg:y="20.438cm">
          <text:p text:style-name="P4">Goals</text:p>
          <draw:enhanced-geometry svg:viewBox="0 0 21600 21600" draw:type="rectangle" draw:enhanced-path="M 0 0 L 21600 0 21600 21600 0 21600 0 0 Z N"/>
        </draw:custom-shape>
        <draw:custom-shape draw:style-name="gr12" draw:text-style-name="P8" xml:id="id23" draw:id="id23" draw:layer="layout" svg:width="4.3cm" svg:height="1.6cm" svg:x="16.301cm" svg:y="24.338cm">
          <text:p text:style-name="P4">Archiv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5.751cm" svg:y1="14.938cm" svg:x2="16.301cm" svg:y2="23.138cm" draw:start-shape="id7" draw:start-glue-point="2" draw:end-shape="id10" draw:end-glue-point="3" svg:d="M15751 14938v8200h550" svg:viewBox="0 0 551 8201">
          <text:p/>
        </draw:connector>
        <draw:connector draw:style-name="gr8" draw:text-style-name="P4" draw:layer="layout" svg:x1="15.751cm" svg:y1="14.938cm" svg:x2="16.301cm" svg:y2="19.388cm" draw:start-shape="id7" draw:start-glue-point="2" draw:end-shape="id11" draw:end-glue-point="3" svg:d="M15751 14938v4450h550" svg:viewBox="0 0 551 4451">
          <text:p/>
        </draw:connector>
        <draw:connector draw:style-name="gr2" draw:text-style-name="P2" draw:layer="layout" draw:type="curve" svg:x1="13.701cm" svg:y1="14.188cm" svg:x2="10.9cm" svg:y2="14.15cm" draw:start-shape="id7" draw:start-glue-point="3" draw:end-shape="id12" svg:d="M13701 14188c-2076 0-676-38-2801-38" svg:viewBox="0 0 2802 39">
          <text:p/>
        </draw:connector>
        <draw:custom-shape draw:style-name="gr13" draw:text-style-name="P3" xml:id="id14" draw:id="id14" draw:layer="layout" svg:width="4.1cm" svg:height="1.5cm" svg:x="13.801cm" svg:y="3.238cm">
          <text:p text:style-name="P4">News F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3" draw:id="id13" draw:layer="layout" svg:width="4.1cm" svg:height="1.5cm" svg:x="30.601cm" svg:y="3.638cm">
          <text:p text:style-name="P4">Gang </text:p>
          <text:p text:style-name="P4">Memb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4.1cm" svg:height="1.5cm" svg:x="30.902cm" svg:y="13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5" draw:id="id15" draw:layer="layout" svg:width="4.1cm" svg:height="1.5cm" svg:x="30.601cm" svg:y="13.338cm">
          <text:p text:style-name="P4">Go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6" draw:id="id16" draw:layer="layout" svg:width="4.1cm" svg:height="1.5cm" svg:x="22.501cm" svg:y="13.138cm">
          <text:p text:style-name="P4">Experti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2.651cm" svg:y1="5.138cm" svg:x2="15.751cm" svg:y2="13.438cm" draw:start-shape="id13" draw:start-glue-point="2" draw:end-shape="id7" draw:end-glue-point="0" svg:d="M32651 5138c0 6226-16900 2077-16900 8300" svg:viewBox="0 0 16901 8301">
          <text:p/>
        </draw:connector>
        <draw:connector draw:style-name="gr2" draw:text-style-name="P2" draw:layer="layout" svg:x1="12.101cm" svg:y1="3.988cm" svg:x2="13.801cm" svg:y2="3.988cm" draw:start-shape="id6" draw:start-glue-point="1" draw:end-shape="id14" draw:end-glue-point="3" svg:d="M12101 3988h1700" svg:viewBox="0 0 1701 1">
          <text:p/>
        </draw:connector>
        <draw:connector draw:style-name="gr2" draw:text-style-name="P2" draw:layer="layout" draw:type="curve" svg:x1="15.851cm" svg:y1="4.738cm" svg:x2="32.651cm" svg:y2="13.338cm" draw:start-shape="id14" draw:start-glue-point="2" draw:end-shape="id15" draw:end-glue-point="0" svg:d="M15851 4738c0 6451 16800 2152 16800 8600" svg:viewBox="0 0 16801 8601">
          <text:p/>
        </draw:connector>
        <draw:connector draw:style-name="gr2" draw:text-style-name="P2" draw:layer="layout" draw:type="curve" svg:x1="15.851cm" svg:y1="4.738cm" svg:x2="24.551cm" svg:y2="13.138cm" draw:start-shape="id14" draw:start-glue-point="2" draw:end-shape="id16" draw:end-glue-point="0" svg:d="M15851 4738c0 6301 8700 2102 8700 8400" svg:viewBox="0 0 8701 8401">
          <text:p/>
        </draw:connector>
        <draw:connector draw:style-name="gr2" draw:text-style-name="P2" draw:layer="layout" draw:type="curve" draw:line-skew="-5.768cm -0.4cm" svg:x1="17.901cm" svg:y1="3.988cm" svg:x2="32.651cm" svg:y2="3.638cm" draw:start-shape="id14" draw:start-glue-point="1" draw:end-shape="id13" draw:end-glue-point="0" svg:d="M17901 3988c874 0 728-630 4197-1058s10553-655 10553 708" svg:viewBox="0 0 14751 1389">
          <text:p/>
        </draw:connector>
        <draw:connector draw:style-name="gr2" draw:text-style-name="P2" draw:layer="layout" draw:type="curve" svg:x1="15.851cm" svg:y1="4.738cm" svg:x2="15.751cm" svg:y2="13.438cm" draw:start-shape="id14" draw:start-glue-point="2" draw:end-shape="id7" draw:end-glue-point="0" svg:d="M15851 4738c0 6526-100 2177-100 8700" svg:viewBox="0 0 101 8701">
          <text:p/>
        </draw:connector>
        <draw:custom-shape draw:style-name="gr10" draw:text-style-name="P10" xml:id="id17" draw:id="id17" draw:layer="layout" svg:width="4.3cm" svg:height="1.6cm" svg:x="33.601cm" svg:y="16.038cm">
          <text:p text:style-name="P9"><text:span text:style-name="T2">Recommend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8" draw:id="id18" draw:layer="layout" svg:width="4.3cm" svg:height="1.6cm" svg:x="33.601cm" svg:y="18.038cm">
          <text:p text:style-name="P4">Comments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2.651cm" svg:y1="14.838cm" svg:x2="33.601cm" svg:y2="16.838cm" draw:start-shape="id15" draw:start-glue-point="2" draw:end-shape="id17" draw:end-glue-point="3" svg:d="M32651 14838v2000h950" svg:viewBox="0 0 951 2001">
          <text:p/>
        </draw:connector>
        <draw:connector draw:style-name="gr8" draw:text-style-name="P4" draw:layer="layout" svg:x1="32.651cm" svg:y1="14.838cm" svg:x2="33.601cm" svg:y2="18.838cm" draw:start-shape="id15" draw:start-glue-point="2" draw:end-shape="id18" draw:end-glue-point="3" svg:d="M32651 14838v4000h950" svg:viewBox="0 0 951 4001">
          <text:p/>
        </draw:connector>
        <draw:custom-shape draw:style-name="gr15" draw:text-style-name="P3" xml:id="id22" draw:id="id22" draw:layer="layout" svg:width="4.1cm" svg:height="1.5cm" svg:x="36.801cm" svg:y="13.038cm">
          <text:p text:style-name="P4">Do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9" draw:id="id19" draw:layer="layout" svg:width="4.1cm" svg:height="1.5cm" svg:x="22.801cm" svg:y="3.238cm">
          <text:p text:style-name="P4">Notif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curve" svg:x1="24.851cm" svg:y1="4.738cm" svg:x2="32.952cm" svg:y2="13.039cm" draw:start-shape="id19" draw:start-glue-point="2" draw:end-shape="id20" draw:end-glue-point="0" svg:d="M24851 4738c0 6226 8101 2076 8101 8301" svg:viewBox="0 0 8102 8302">
          <text:p text:style-name="P4"/>
        </draw:connector>
        <draw:connector draw:style-name="gr2" draw:text-style-name="P2" draw:layer="layout" draw:type="curve" svg:x1="24.851cm" svg:y1="4.738cm" svg:x2="24.851cm" svg:y2="12.838cm" draw:start-shape="id19" draw:start-glue-point="2" draw:end-shape="id21" draw:end-glue-point="0" svg:d="M24851 4738v8100" svg:viewBox="0 0 1 8101">
          <text:p/>
        </draw:connector>
        <draw:connector draw:style-name="gr2" draw:text-style-name="P2" draw:layer="layout" draw:type="curve" svg:x1="24.851cm" svg:y1="4.738cm" svg:x2="16.051cm" svg:y2="13.138cm" draw:start-shape="id19" draw:start-glue-point="2" draw:end-shape="id2" svg:d="M24851 4738c0 6301-8800 2102-8800 8400" svg:viewBox="0 0 8801 8401">
          <text:p/>
        </draw:connector>
        <draw:connector draw:style-name="gr2" draw:text-style-name="P2" draw:layer="layout" draw:type="line" svg:x1="35.002cm" svg:y1="13.789cm" svg:x2="36.801cm" svg:y2="13.788cm" draw:start-shape="id20" draw:start-glue-point="1" draw:end-shape="id22" draw:end-glue-point="3" svg:d="M35002 13789l1799-1" svg:viewBox="0 0 1800 2">
          <text:p/>
        </draw:connector>
        <draw:connector draw:style-name="gr2" draw:text-style-name="P2" draw:layer="layout" draw:type="curve" draw:line-skew="-4.717cm" svg:x1="18.101cm" svg:y1="13.888cm" svg:x2="32.651cm" svg:y2="14.838cm" draw:start-shape="id2" draw:start-glue-point="1" draw:end-shape="id15" draw:end-glue-point="2" svg:d="M18101 13888c2325 0 1936 730 4993 1159s9557 556 9557-209" svg:viewBox="0 0 14551 1504">
          <text:p/>
        </draw:connector>
        <draw:connector draw:style-name="gr2" draw:text-style-name="P2" draw:layer="layout" draw:type="curve" svg:x1="18.101cm" svg:y1="13.888cm" svg:x2="22.501cm" svg:y2="13.888cm" draw:start-shape="id2" draw:start-glue-point="1" draw:end-shape="id16" draw:end-glue-point="3" svg:d="M18101 13888h4400" svg:viewBox="0 0 4401 1">
          <text:p/>
        </draw:connector>
        <draw:custom-shape draw:style-name="gr10" draw:text-style-name="P8" xml:id="id10" draw:id="id10" draw:layer="layout" svg:width="4.3cm" svg:height="1.6cm" svg:x="16.301cm" svg:y="22.338cm">
          <text:p text:style-name="P4">Expertis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5.751cm" svg:y1="14.938cm" svg:x2="16.301cm" svg:y2="25.138cm" draw:end-shape="id23" draw:end-glue-point="3" svg:d="M15751 14938h5v10200h545" svg:viewBox="0 0 551 10201">
          <text:p/>
        </draw:connector>
        <draw:frame draw:style-name="gr18" draw:text-style-name="P11" draw:layer="layout" svg:width="1.459cm" svg:height="0.962cm" svg:x="17.501cm" svg:y="15.338cm">
          <draw:text-box>
            <text:p>(...)</text:p>
          </draw:text-box>
        </draw:frame>
        <draw:frame draw:style-name="gr18" draw:text-style-name="P11" draw:layer="layout" svg:width="1.459cm" svg:height="0.962cm" svg:x="3.701cm" svg:y="6.238cm">
          <draw:text-box>
            <text:p>(...)</text:p>
          </draw:text-box>
        </draw:frame>
        <draw:frame draw:style-name="gr18" draw:text-style-name="P11" draw:layer="layout" svg:width="1.459cm" svg:height="0.962cm" svg:x="34.801cm" svg:y="15.038cm">
          <draw:text-box>
            <text:p>(...)</text:p>
          </draw:text-box>
        </draw:frame>
        <draw:custom-shape draw:style-name="gr19" draw:text-style-name="P5" draw:layer="layout" svg:width="2.9cm" svg:height="1.2cm" svg:x="23.8cm" svg:y="20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2.9cm" svg:height="1.2cm" svg:x="23.802cm" svg:y="23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2.9cm" svg:height="1.2cm" svg:x="23.803cm" svg:y="24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2.9cm" svg:height="1.3cm" svg:x="23.8cm" svg:y="22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889cm" svg:height="1.25cm" svg:x="23.811cm" svg:y="26.4cm">
          <text:p text:style-name="P4">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2.889cm" svg:height="1.25cm" svg:x="23.6cm" svg:y="26.6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10.8cm" svg:height="1.361cm" svg:x="27.1cm" svg:y="20.8cm">
          <draw:text-box>
            <text:p text:style-name="P12"><text:span text:style-name="T3">-</text:span><text:span text:style-name="T3"> </text:span><text:span text:style-name="T3">P</text:span><text:span text:style-name="T3">a</text:span><text:span text:style-name="T3">g</text:span><text:span text:style-name="T3">e</text:span><text:span text:style-name="T3">s</text:span><text:span text:style-name="T3"> </text:span><text:span text:style-name="T3">a</text:span><text:span text:style-name="T3">v</text:span><text:span text:style-name="T3">a</text:span><text:span text:style-name="T3">i</text:span><text:span text:style-name="T3">l</text:span><text:span text:style-name="T3">a</text:span><text:span text:style-name="T3">b</text:span><text:span text:style-name="T3">l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 </text:span><text:span text:style-name="T3">a</text:span><text:span text:style-name="T3">u</text:span><text:span text:style-name="T3">t</text:span><text:span text:style-name="T3">h</text:span><text:span text:style-name="T3">e</text:span><text:span text:style-name="T3">n</text:span><text:span text:style-name="T3">t</text:span><text:span text:style-name="T3">i</text:span><text:span text:style-name="T3">f</text:span><text:span text:style-name="T3">a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26" draw:text-style-name="P13" draw:layer="layout" svg:width="10.8cm" svg:height="1.061cm" svg:x="27cm" svg:y="22.339cm">
          <draw:text-box>
            <text:p text:style-name="P12"><text:span text:style-name="T3">- Some important sections of pages </text:span></text:p>
          </draw:text-box>
        </draw:frame>
        <draw:frame draw:style-name="gr25" draw:text-style-name="P13" draw:layer="layout" svg:width="12.6cm" svg:height="1.361cm" svg:x="27.1cm" svg:y="23.74cm">
          <draw:text-box>
            <text:p text:style-name="P12"><text:span text:style-name="T3">- Pages/pages sections available to all loged in users</text:span></text:p>
          </draw:text-box>
        </draw:frame>
        <draw:connector draw:style-name="gr2" draw:text-style-name="P2" draw:layer="layout" draw:type="curve" svg:x1="17.901cm" svg:y1="3.988cm" svg:x2="22.801cm" svg:y2="3.988cm" draw:start-shape="id14" draw:start-glue-point="1" draw:end-shape="id19" draw:end-glue-point="3" svg:d="M17901 3988h4900" svg:viewBox="0 0 4901 1">
          <text:p/>
        </draw:connector>
        <draw:connector draw:style-name="gr2" draw:text-style-name="P2" draw:layer="layout" draw:type="curve" svg:x1="32.651cm" svg:y1="5.138cm" svg:x2="15.751cm" svg:y2="13.438cm" draw:start-shape="id13" draw:start-glue-point="2" draw:end-shape="id7" draw:end-glue-point="0" svg:d="M32651 5138c0 6226-16900 2077-16900 8300" svg:viewBox="0 0 16901 8301">
          <text:p/>
        </draw:connector>
        <draw:connector draw:style-name="gr2" draw:text-style-name="P2" draw:layer="layout" draw:type="curve" svg:x1="32.651cm" svg:y1="5.138cm" svg:x2="24.551cm" svg:y2="13.138cm" draw:start-shape="id13" draw:start-glue-point="2" draw:end-shape="id16" draw:end-glue-point="0" svg:d="M32651 5138c0 6001-8100 2002-8100 8000" svg:viewBox="0 0 8101 8001">
          <text:p/>
        </draw:connector>
        <draw:connector draw:style-name="gr2" draw:text-style-name="P2" draw:layer="layout" draw:type="curve" svg:x1="32.651cm" svg:y1="5.138cm" svg:x2="32.651cm" svg:y2="13.338cm" draw:start-shape="id13" draw:start-glue-point="2" draw:end-shape="id15" draw:end-glue-point="0" svg:d="M32651 5138v8200" svg:viewBox="0 0 1 8201">
          <text:p/>
        </draw:connector>
        <draw:frame draw:style-name="gr25" draw:text-style-name="P13" draw:layer="layout" svg:width="13.8cm" svg:height="1.361cm" svg:x="27.1cm" svg:y="25.241cm">
          <draw:text-box>
            <text:p text:style-name="P12"><text:span text:style-name="T3">- Pages/pages sections available for the current user only</text:span></text:p>
          </draw:text-box>
        </draw:frame>
        <draw:frame draw:style-name="gr25" draw:text-style-name="P13" draw:layer="layout" svg:width="13.8cm" svg:height="1.361cm" svg:x="27.1cm" svg:y="26.542cm">
          <draw:text-box>
            <text:p text:style-name="P12"><text:span text:style-name="T3">- Pages/pages sections wich differs for current user and for all the other us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1:50:08.331299610</meta:creation-date>
    <dc:date>2018-05-01T15:07:09.590843433</dc:date>
    <meta:editing-duration>PT18M5S</meta:editing-duration>
    <meta:editing-cycles>6</meta:editing-cycles>
    <meta:generator>LibreOffice/5.1.6.2$Linux_X86_64 LibreOffice_project/10m0$Build-2</meta:generator>
    <meta:document-statistic meta:object-count="67"/>
  </office:meta>
</office:document-meta>
</file>